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U – cas Médiathèque - Emprunt -</text:p>
      <text:p text:style-name="P1"/>
      <text:p text:style-name="P1"/>
      <text:p text:style-name="P1">Scénario principal </text:p>
      <text:p text:style-name="Standard"/>
      <text:p text:style-name="Standard"/>
      <text:p text:style-name="Standard">L'employé ou le bénévole lit la carte de l'usager ou entre son identité dans le système.</text:p>
      <text:p text:style-name="Standard">L'employé consulte les informations de l'usager contenues dans le système.</text:p>
      <text:p text:style-name="Standard">L'usager est en règle : les informations concernant l'emprunt sont entrées dans la fiche de l'usager. </text:p>
      <text:p text:style-name="Standard">Une fiche de prêt est éditée dans le système.</text:p>
      <text:p text:style-name="Standard">La fiche du document est mise à jour, adopte le statut « emprunté », avec date d'emprunt et date de retour prévue. </text:p>
      <text:p text:style-name="Standard">Le cas d'utilisation prend fin.</text:p>
      <text:p text:style-name="Standard"/>
      <text:p text:style-name="P1">Scénarios alternatifs :</text:p>
      <text:p text:style-name="P1"/>
      <text:p text:style-name="P1">a) Le client n'est pas répertorié dans le système</text:p>
      <text:p text:style-name="P1"/>
      <text:p text:style-name="P2">L'employé ou le bénévole suspend l'enregistrement de l'emprunt et procède à l'enregistrement de l'usager.</text:p>
      <text:p text:style-name="P2">Une carte d'usager est éditée.</text:p>
      <text:p text:style-name="P2">L'enregistrement de l'emprunt peut reprendre.</text:p>
      <text:p text:style-name="P2"/>
      <text:p text:style-name="P1">b) L'usager a au moins 5 documents en cours d'emprunt</text:p>
      <text:p text:style-name="P2"/>
      <text:p text:style-name="P2">Le cas d'utilisation prend fin.</text:p>
      <text:p text:style-name="P2"/>
      <text:p text:style-name="P1">c) L'usager n'est pas à jour de sa cotisation</text:p>
      <text:p text:style-name="P1"/>
      <text:p text:style-name="P2">Le cas d'utilisation prend fin.</text:p>
      <text:p text:style-name="P2"/>
      <text:p text:style-name="P1">d) L'usager n'a pas de quoi régler la caution</text:p>
      <text:p text:style-name="P2"/>
      <text:p text:style-name="P2">Le cas d'utilisation prend fin.</text:p>
      <text:p text:style-name="P1"/>
      <text:p text:style-name="P2"/>
      <text:p text:style-name="P1"/>
      <text:p text:style-name="P2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8-24T16:13:52.10</meta:creation-date>
    <dc:date>2020-08-25T09:38:42.19</dc:date>
    <meta:editing-duration>PT27M38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19" meta:word-count="166" meta:character-count="994"/>
  </office:meta>
</office:document-meta>
</file>